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32b5" officeooo:paragraph-rsid="000532b5"/>
    </style:style>
    <style:style style:name="P2" style:family="paragraph" style:parent-style-name="Text_20_body">
      <style:text-properties officeooo:rsid="000532b5" officeooo:paragraph-rsid="000532b5"/>
    </style:style>
    <style:style style:name="P3" style:family="paragraph" style:parent-style-name="Text_20_body">
      <style:text-properties fo:font-style="italic" officeooo:rsid="000532b5" officeooo:paragraph-rsid="000532b5" style:font-style-asian="italic" style:font-style-complex="italic"/>
    </style:style>
    <style:style style:name="P4" style:family="paragraph" style:parent-style-name="Text_20_body">
      <style:text-properties fo:font-style="normal" officeooo:rsid="000532b5" officeooo:paragraph-rsid="000532b5" style:font-style-asian="normal" style:font-style-complex="normal"/>
    </style:style>
    <style:style style:name="P5" style:family="paragraph" style:parent-style-name="Text_20_body" style:list-style-name="L1">
      <style:text-properties officeooo:rsid="000532b5" officeooo:paragraph-rsid="000532b5"/>
    </style:style>
    <style:style style:name="P6" style:family="paragraph" style:parent-style-name="Text_20_body" style:list-style-name="L2">
      <style:text-properties fo:font-style="normal" officeooo:rsid="000532b5" officeooo:paragraph-rsid="000532b5" style:font-style-asian="normal" style:font-style-complex="normal"/>
    </style:style>
    <style:style style:name="P7" style:family="paragraph" style:parent-style-name="Text_20_body" style:list-style-name="L2">
      <style:text-properties fo:font-style="normal" officeooo:rsid="00098333" officeooo:paragraph-rsid="00098333" style:font-style-asian="normal" style:font-style-complex="normal"/>
    </style:style>
    <style:style style:name="P8" style:family="paragraph" style:parent-style-name="Text_20_body">
      <style:text-properties fo:font-style="normal" officeooo:rsid="00098333" officeooo:paragraph-rsid="00098333" style:font-style-asian="normal" style:font-style-complex="normal"/>
    </style:style>
    <style:style style:name="P9" style:family="paragraph" style:parent-style-name="Heading_20_3">
      <style:text-properties officeooo:rsid="000532b5" officeooo:paragraph-rsid="000532b5"/>
    </style:style>
    <style:style style:name="T1" style:family="text">
      <style:text-properties officeooo:rsid="00058c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yAdapter is extends cursorAdapter</text:p>
      <text:p text:style-name="P1"/>
      <text:h text:style-name="P9" text:outline-level="3">Reason:</text:h>
      <text:p text:style-name="P2">The reason we need to create a cusom adapter is because the date format stored in the database is “yyyy-mm-dd” and we want it to read “dd-mm-yyyy” in our history listview.</text:p>
      <text:p text:style-name="P2"/>
      <text:h text:style-name="P9" text:outline-level="3">Challenge:</text:h>
      <text:p text:style-name="P2">Collecting history in a cursor from tblHistory in dbFmlMeal database. Then converting the date into desired format. After the date is changed need to put it into our cursorAdapter so that it will correctly display in our listview.</text:p>
      <text:h text:style-name="P9" text:outline-level="3">Process:</text:h>
      <text:list xml:id="list4544236747108662516" text:style-name="L1">
        <text:list-item>
          <text:p text:style-name="P5">Collect the history data from our database into a cursorAdapter</text:p>
        </text:list-item>
        <text:list-item>
          <text:p text:style-name="P5">Change the dates in our cursor to the desired format</text:p>
        </text:list-item>
        <text:list-item>
          <text:p text:style-name="P5">Put our new cursor into our cursorAdapter</text:p>
        </text:list-item>
        <text:list-item>
          <text:p text:style-name="P5">Display listview</text:p>
        </text:list-item>
      </text:list>
      <text:p text:style-name="P3">Get History</text:p>
      <text:list xml:id="list8957136317185885687" text:style-name="L2">
        <text:list-item>
          <text:p text:style-name="P6">Create <text:span text:style-name="T1">query that joins tblProfuduct with tblHistory gets list of history we want product name and history date</text:span></text:p>
        </text:list-item>
        <text:list-item>
          <text:p text:style-name="P7">Run query that returns cursor</text:p>
        </text:list-item>
      </text:list>
      <text:p text:style-name="P8"/>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9T08:29:57.559310404</meta:creation-date>
    <dc:date>2014-06-30T10:52:23.151576532</dc:date>
    <meta:editing-duration>PT21H24M24S</meta:editing-duration>
    <meta:editing-cycles>2</meta:editing-cycles>
    <meta:generator>LibreOffice/4.2.3.3$Linux_X86_64 LibreOffice_project/420m0$Build-3</meta:generator>
    <meta:document-statistic meta:table-count="0" meta:image-count="0" meta:object-count="0" meta:page-count="1" meta:paragraph-count="13" meta:word-count="136" meta:character-count="800" meta:non-whitespace-character-count="683"/>
  </office:meta>
</office:document-meta>
</file>